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eComponent.getSourc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mponent.outputProperties(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ceComponent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mponent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mponent.onMessageExchange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ceComponent.setSourceTransformer( SourceTransformer sourc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